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tab-stops>
          <style:tab-stop style:position="0in"/>
        </style:tab-stops>
      </style:paragraph-properties>
    </style:style>
    <style:style style:name="P2" style:family="paragraph" style:parent-style-name="Standard">
      <style:paragraph-properties fo:margin-top="0in" fo:margin-bottom="0.0972in" loext:contextual-spacing="false" fo:line-height="115%"/>
      <style:text-properties fo:font-weight="bold" style:font-weight-asian="bold"/>
    </style:style>
    <style:style style:name="P3" style:family="paragraph" style:parent-style-name="Standard" style:master-page-name="Standard">
      <style:paragraph-properties fo:margin-top="0in" fo:margin-bottom="0.0972in" loext:contextual-spacing="false" fo:line-height="115%" style:page-number="1"/>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6" style:family="paragraph" style:parent-style-name="Standard" style:list-style-name="WWNum1">
      <loext:graphic-properties draw:fill="solid" draw:fill-color="#ffffff"/>
      <style:paragraph-properties fo:margin-left="0.5in" fo:margin-right="0in" fo:margin-top="0.1665in" fo:margin-bottom="0in" loext:contextual-spacing="false" fo:line-height="115%" fo:text-indent="-0.25in" style:auto-text-indent="false" fo:background-color="#ffffff">
        <style:tab-stops>
          <style:tab-stop style:position="0in"/>
        </style:tab-stops>
      </style:paragraph-properties>
    </style:style>
    <style:style style:name="P7" style:family="paragraph" style:parent-style-name="Standard" style:list-style-name="WWNum1">
      <loext:graphic-properties draw:fill="solid" draw:fill-color="#ffffff"/>
      <style:paragraph-properties fo:margin-left="0.5in" fo:margin-right="0in" fo:margin-top="0in" fo:margin-bottom="0in" loext:contextual-spacing="false" fo:line-height="115%" fo:text-indent="-0.25in" style:auto-text-indent="false" fo:background-color="#ffffff">
        <style:tab-stops>
          <style:tab-stop style:position="0in"/>
        </style:tab-stops>
      </style:paragraph-properties>
    </style:style>
    <style:style style:name="P8" style:family="paragraph" style:parent-style-name="Standard" style:list-style-name="WWNum1">
      <loext:graphic-properties draw:fill="solid" draw:fill-color="#ffffff"/>
      <style:paragraph-properties fo:margin-left="0.5in" fo:margin-right="0in" fo:margin-top="0in" fo:margin-bottom="0.1665in" loext:contextual-spacing="false" fo:line-height="115%" fo:text-indent="-0.25in" style:auto-text-indent="false" fo:background-color="#ffffff">
        <style:tab-stops>
          <style:tab-stop style:position="0in"/>
        </style:tab-stops>
      </style:paragraph-properties>
    </style:style>
    <style:style style:name="P9" style:family="paragraph" style:parent-style-name="Standard" style:list-style-name="WWNum2">
      <style:paragraph-properties fo:margin-left="0.5in" fo:margin-right="0in" fo:line-height="115%" fo:text-indent="-0.25in" style:auto-text-indent="false">
        <style:tab-stops>
          <style:tab-stop style:position="0in"/>
        </style:tab-stops>
      </style:paragraph-properties>
    </style:style>
    <style:style style:name="P10" style:family="paragraph" style:parent-style-name="Standard">
      <style:paragraph-properties fo:margin-left="0.4909in" fo:margin-right="0in" fo:margin-top="0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11"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13" style:family="paragraph" style:parent-style-name="Standard">
      <style:paragraph-properties fo:margin-left="0.5in" fo:margin-right="0in" fo:line-height="115%" fo:text-indent="0in" style:auto-text-indent="false">
        <style:tab-stops>
          <style:tab-stop style:position="0in"/>
        </style:tab-stops>
      </style:paragraph-properties>
    </style:style>
    <style:style style:name="T1" style:family="text">
      <style:text-properties fo:font-weight="bold" style:font-weight-asian="bold"/>
    </style:style>
    <style:style style:name="T2" style:family="text">
      <style:text-properties style:font-name="Calibri" style:font-name-asian="Calibri1" style:font-name-complex="Calibri1"/>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OTOSM: Feedback and Technical Review</text:span></text:p>
      <text:p text:style-name="P2"/>
      <text:p text:style-name="P4">I sent an interview request to four HOT internal staff members and was fortunate to receive a reply from two of them. Following are the interview questions I had used:</text:p>
      <text:p text:style-name="P4"/>
      <text:list xml:id="list2974471721" text:style-name="WWNum1">
        <text:list-item>
          <text:p text:style-name="P6"><text:span text:style-name="T2"><text:s/>When did you start working for HOT?</text:span></text:p>
        </text:list-item>
        <text:list-item>
          <text:p text:style-name="P7"><text:span text:style-name="T2">What is your role in the HOT team?</text:span></text:p>
        </text:list-item>
        <text:list-item>
          <text:p text:style-name="P7"><text:span text:style-name="T2">How do you usually give technical feedback regarding your experience as a HOT staff member, and who usually receives them?</text:span></text:p>
        </text:list-item>
        <text:list-item>
          <text:p text:style-name="P7"><text:span text:style-name="T2">If you have given technical feedback before, could you please share types of feedback you have given in the past and if they were actually implemented?</text:span></text:p>
        </text:list-item>
        <text:list-item>
          <text:p text:style-name="P7"><text:span text:style-name="T2">If you personally haven't given technical feedback before, do you know of any changes that occurred in the technical operation process of HOT due to someone's feedback?</text:span></text:p>
        </text:list-item>
        <text:list-item>
          <text:p text:style-name="P7"><text:span text:style-name="T2">What would you like to see HOT prioritizing more in regards to technology when it comes to their internal staff?</text:span></text:p>
        </text:list-item>
        <text:list-item>
          <text:p text:style-name="P7"><text:span text:style-name="T2">What do you think about :<text:line-break/>i) the method through which technical feedback is implemented at HOT<text:line-break/>ii) the efficiency with which is implemented</text:span></text:p>
        </text:list-item>
        <text:list-item>
          <text:p text:style-name="P7"><text:span text:style-name="T2">What parts of the technical feedback process are you satisfied with?</text:span></text:p>
        </text:list-item>
        <text:list-item>
          <text:p text:style-name="P7"><text:span text:style-name="T2">What parts of the technical feedback process are you dissatisfied with?</text:span></text:p>
        </text:list-item>
        <text:list-item>
          <text:p text:style-name="P8"><text:span text:style-name="T2">What do you think of how HOT has handled COVID-19 in regards to its internal staff? Do you have any recommendations as to how they could have used their technology better?</text:span></text:p>
        </text:list-item>
      </text:list>
      <text:p text:style-name="P4">Although both of the interviewees were project managers and country coordinators for their countries , one of the members had worked in HOT since 2012 while the other started in 2018, making the comparison between their perception of HOTOSM Feedback very interesting. </text:p>
      <text:p text:style-name="P10"/>
      <text:p text:style-name="P4">Both of the interviewees give feedback through slack and appreciate the presence of a technical division to whom they can direct their feedback. They also mentioned that sometimes they contact the OSM Community of their country and give them feedback through their facebook group page. They have given feedback in the past regarding OSM data standards, proper tagging, proper classification etc. </text:p>
      <text:p text:style-name="P10"/>
      <text:p text:style-name="P4">In regards to the current COVID-19 situation, they mentioned that they were pleased with how feedback was taken from individual country teams but would prefer “more up-to-date satellite imagery” as this would help with the accuracy of finding locations of emergency services.</text:p>
      <text:p text:style-name="P10"/>
      <text:p text:style-name="P4">While they said overall they were satisfied with how HOT was managing and implementing the technical feedback, they also had some suggestions for the technical staff. They mentioned that they would prefer the feedback process to be explained more clearly to all the staff members as some of them still aren’t sure exactly how it works and what specific steps are entailed in the feedback process. They also brought up other issues that could be improved upon such as increased efficiency of technical feedback implementation , lack of an organized online repository that they can refer to find out resources, lack of update regarding new tools as well as better communication between the technical team and the HOT internal staff.</text:p>
      <text:p text:style-name="P10"/>
      <text:p text:style-name="P4">Following are some of the <text:span text:style-name="T1">recommendations</text:span> on how HOT can improve its current technical feedback process:</text:p>
      <text:p text:style-name="P10"/>
      <text:list xml:id="list1239399729" text:style-name="WWNum2">
        <text:list-item>
          <text:p text:style-name="P11">Since the internal staff prefers increased transparency in regards to the ETA of a technical feedback they’ve provided, it might be a good idea to standardize how feedback is processed by the technical staff. For example, once a feedback has been submitted by a staff member, the technical staff who is incharge of implementing a feedback could log the internal staff’s request into a standardized format, with each log consisting information such as </text:p>
        </text:list-item>
      </text:list>
      <text:p text:style-name="P12"><text:soft-page-break/>i) about the description of the feedback</text:p>
      <text:p text:style-name="P12">ii) ETA of implementation of feedback</text:p>
      <text:p text:style-name="P12">iii) <text:s/>the name of the person who received the request</text:p>
      <text:p text:style-name="P12">iv) the name of other people who are going to be working on the request.</text:p>
      <text:p text:style-name="P12"/>
      <text:p text:style-name="P12">Perhaps sending an automated email which includes information like the one detailed above to the internal staff member who provided technical feedback, would give the internal staff member assurance that their feedback would be taken seriously and implemented by the ETA mentioned. </text:p>
      <text:p text:style-name="P12"/>
      <text:p text:style-name="P12">Even if an automated e-mail is not possible, if the technical staff member responsible for addressing the feedback sends the person who gave feedback a brief summary of the information in a standard format (mentioned in the bullet points above) in Slack or any other means of communication, it can make the feedback process more transparent and standardized. </text:p>
      <text:p text:style-name="P12"/>
      <text:list xml:id="list41822890817923" text:continue-numbering="true" text:style-name="WWNum2">
        <text:list-item>
          <text:p text:style-name="P9">The ETA given can be based on other similar types of feedback they’ve implemented in the past. The ETA here would assure the person submitting the feedback that it will be implemented by a certain time.</text:p>
        </text:list-item>
      </text:list>
      <text:p text:style-name="P13"/>
      <text:list xml:id="list41822846896147" text:continue-numbering="true" text:style-name="WWNum2">
        <text:list-item>
          <text:p text:style-name="P9">i) The interviewees suggested that they would prefer if it is made clear who specializes in what tool within the technical team. This way, if a HOT internal staff member has a query about a certain tool (for example Mapping), then they could directly communicate with the person responsible for the mapping tool instead of the whole technical team. If there are certain people who only handle certain tools, this information could be made transparent via an online database that an internal staff member can look up and upon searching for a certain tool like Mapping, be given the name of the person they have to contact.</text:p>
        </text:list-item>
      </text:list>
      <text:p text:style-name="P13"/>
      <text:p text:style-name="P13">ii) If there are no specializations as such and the entire technical team is used to working on a variety of tools and not just a single one, then after a HOT internal staff member messages the entire technical team staff regarding their feedback, the respective technical staff who has chosen/been assigned to resolve the issue could directly message/communicate with the internal staff member so that if there are developments to the feedback, they could talk directly and not in the larger technical team group chat. Putting a name/face of the technical team member might assure the HOT internal staff member that the issue is being taken seriously and in this way they will be able to hold somebody accountable.</text:p>
      <text:p text:style-name="P13"/>
      <text:list xml:id="list41822449903213" text:continue-numbering="true" text:style-name="WWNum2">
        <text:list-item>
          <text:p text:style-name="P9">The technical team could make it easier for the HOT internal staff to understand the entire feedback process. For example, an infographic with a flow chart could be made and sent to all the HOT internal staff to show how the feedback process works. An example of a flow chart that is addressed to HOT internal staff members (if taken recommendation 3 part ii. into account) could look like the following:</text:p>
        </text:list-item>
      </text:list>
      <text:p text:style-name="P1"/>
      <text:p text:style-name="P1"><text:tab/>a technical bug is noticed <text:span text:style-name="T1">-&gt;</text:span> the bug is reported to the technical team via slack <text:span text:style-name="T1">-&gt;</text:span> a technical team member is assigned to fix the bug <text:span text:style-name="T1">-&gt;</text:span> the team member messages you with the description of the problem to make sure its exactly what you are saying <text:span text:style-name="T1">-&gt;</text:span> an ETA is established <text:span text:style-name="T1">-&gt;</text:span> you can message the technical team member if you want to know what the progress on the feedback being implemented is like <text:span text:style-name="T1">-&gt;</text:span> feedback is implemented! <text:span text:style-name="T1">-&gt;</text:span> you get an email from the technical team member that the feedback is implemented!</text:p>
      <text:p text:style-name="P1"/>
      <text:p text:style-name="P1"><text:tab/>If an infographic or a flow-chart is implemented, it should use graphics that are easy to follow and should not condense all information into one small box.</text:p>
      <text:p text:style-name="P1"/>
      <text:list xml:id="list41821899432941" text:continue-numbering="true" text:style-name="WWNum2">
        <text:list-item>
          <text:p text:style-name="P9">The technical team should regularly update the HOT internal staff members regarding any technological updates and any inclusion of new tools. The HOT internal staff mentioned that sometimes they are unaware about the addition of new and improved tools and thus they end up using the same old tools - possibly hampering the efficiency at which work is done. The technical team could seek assistance from the HOT communication specialist to understand how to relay the information regarding the new tools in the best manner. They could use a creative infographic, or even simple screenshots with marks and arrows to show: i) where they can find the new tools ii) which tools they are replacing iii) how they can use the new tools.</text:p>
        </text:list-item>
      </text:list>
      <text:p text:style-name="P1"/>
      <text:list xml:id="list41823802628677" text:continue-numbering="true" text:style-name="WWNum2">
        <text:list-item>
          <text:p text:style-name="P9">The HOT internal staff interviewees also mentioned how they would really like “a well-organized online repository” that makes it easier for the staff to browse through the resources currently available, with sufficient documentation describing how to use the resources. </text:p>
        </text:list-item>
      </text:list>
      <text:p text:style-name="P5"><text:span text:style-name="T4"><text:tab/><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text-underline-style="none"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1346" meta:character-count="7987" meta:non-whitespace-character-count="6677"/>
    <meta:generator>LibreOfficeDev/6.0.5.2$Linux_X86_64 LibreOffice_project/</meta:generator>
  </office:meta>
</office:document-meta>
</file>